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9cm" svg:height="8.997cm" svg:x="7.536cm" svg:y="0.345cm">
            <draw:object draw:notify-on-update-of-ranges="Sheet1.B1:Sheet1.B1 Sheet1.B2:Sheet1.B1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średni czas wykonan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06224">
            <text:p>0,030622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3502037037">
            <text:p>0,04350203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473437948718">
            <text:p>0,047343794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601451521739">
            <text:p>0,060145152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787984814815">
            <text:p>0,07879848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05386410853">
            <text:p>0,105386410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33379815603">
            <text:p>0,133379815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66578804469">
            <text:p>0,166578804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85582371622">
            <text:p>0,18558237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05441168539">
            <text:p>0,205441168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25447980392">
            <text:p>0,22544798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47973037037">
            <text:p>0,24797303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541905">
            <text:p>0,25419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77063142857">
            <text:p>0,277063142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95598">
            <text:p>0,29559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25078">
            <text:p>0,3250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2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2:29:36</dc:date>
    <dc:creator>Marek Jasiński</dc:creator>
    <meta:generator>OpenOffice.org/3.4.1$Unix OpenOffice.org_project/341m1$Build-9593</meta:generator>
    <meta:editing-duration>PT9M25S</meta:editing-duration>
    <meta:editing-cycles>2</meta:editing-cycles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regression-type="linear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bar" chart:style-name="ch1">
        <chart:title svg:x="5.829cm" svg:y="0.317cm" chart:style-name="ch2">
          <text:p>Graf |V|=300 |E|=600</text:p>
        </chart:title>
        <chart:legend chart:legend-position="end" svg:x="11.075cm" svg:y="3.769cm" style:legend-expansion="high" chart:style-name="ch3"/>
        <chart:plot-area chart:style-name="ch4" table:cell-range-address="Sheet1.B1:Sheet1.B17" chart:data-source-has-labels="row" svg:x="1.323cm" svg:y="1.627cm" svg:width="9.114cm" svg:height="6.218cm">
          <chartooo:coordinate-region svg:x="2.254cm" svg:y="1.821cm" svg:width="8.183cm" svg:height="5.388cm"/>
          <chart:axis chart:dimension="x" chart:name="primary-x" chart:style-name="ch5">
            <chart:title svg:x="4.757cm" svg:y="8.025cm" chart:style-name="ch6">
              <text:p>długość ścieżki</text:p>
            </chart:title>
          </chart:axis>
          <chart:axis chart:dimension="y" chart:name="primary-y" chart:style-name="ch7">
            <chart:title svg:x="0.451cm" svg:y="5.338cm" chart:style-name="ch8">
              <text:p>czas [s]</text:p>
            </chart:title>
            <chart:grid chart:style-name="ch9" chart:class="major"/>
          </chart:axis>
          <chart:series chart:style-name="ch10" chart:values-cell-range-address="Sheet1.B2:Sheet1.B17" chart:label-cell-address="Sheet1.B1:Sheet1.B1" chart:class="chart:bar">
            <chart:regression-curve chart:style-name="ch1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wykonani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6224">
                <text:p>0.0306224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502037037">
                <text:p>0.043502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3437948718">
                <text:p>0.0473437948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1451521739">
                <text:p>0.0601451521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7984814815">
                <text:p>0.078798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386410853">
                <text:p>0.105386410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3379815603">
                <text:p>0.133379815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578804469">
                <text:p>0.166578804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582371622">
                <text:p>0.185582371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5441168539">
                <text:p>0.205441168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447980392">
                <text:p>0.225447980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7973037037">
                <text:p>0.247973037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1905">
                <text:p>0.254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7063142857">
                <text:p>0.277063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5598">
                <text:p>0.295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5078">
                <text:p>0.325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